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17in" fo:margin-left="0in" fo:margin-top="0in" fo:margin-bottom="0in" table:align="left"/>
    </style:style>
    <style:style style:name="Table1.A" style:family="table-column">
      <style:table-column-properties style:column-width="0.5306in"/>
    </style:style>
    <style:style style:name="Table1.B" style:family="table-column">
      <style:table-column-properties style:column-width="1.4583in"/>
    </style:style>
    <style:style style:name="Table1.C" style:family="table-column">
      <style:table-column-properties style:column-width="0.9583in"/>
    </style:style>
    <style:style style:name="Table1.D" style:family="table-column">
      <style:table-column-properties style:column-width="2.0313in"/>
    </style:style>
    <style:style style:name="Table1.E" style:family="table-column">
      <style:table-column-properties style:column-width="2.063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="0.0299in" fo:border="1pt solid #000000"/>
    </style:style>
    <style:style style:name="Table1.3" style:family="table-row">
      <style:table-row-properties style:min-row-height="0.0854in" fo:keep-together="auto"/>
    </style:style>
    <style:style style:name="Table1.A3" style:family="table-cell">
      <style:table-cell-properties fo:padding="0.0299in" fo:border-left="1pt solid #ffffff" fo:border-right="1pt solid #000000" fo:border-top="1pt solid #000000" fo:border-bottom="1pt solid #000000"/>
    </style:style>
    <style:style style:name="Table1.4" style:family="table-row">
      <style:table-row-properties style:min-row-height="0.1979in" fo:keep-together="auto"/>
    </style:style>
    <style:style style:name="Table1.5" style:family="table-row">
      <style:table-row-properties style:min-row-height="0.3646in" fo:keep-together="auto"/>
    </style:style>
    <style:style style:name="Table1.6" style:family="table-row">
      <style:table-row-properties style:min-row-height="0.3257in" fo:keep-together="auto"/>
    </style:style>
    <style:style style:name="Table1.7" style:family="table-row">
      <style:table-row-properties style:min-row-height="0.2313in" fo:keep-together="auto"/>
    </style:style>
    <style:style style:name="Table1.8" style:family="table-row">
      <style:table-row-properties style:min-row-height="0.2861in" fo:keep-together="auto"/>
    </style:style>
    <style:style style:name="Table1.A8" style:family="table-cell">
      <style:table-cell-properties style:vertical-align="middle" fo:padding="0.0299in" fo:border="1pt solid #000000"/>
    </style:style>
    <style:style style:name="Table1.9" style:family="table-row">
      <style:table-row-properties style:min-row-height="0.2965in"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P1" style:family="paragraph" style:parent-style-name="Standard">
      <style:paragraph-properties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 style:master-page-name="Standard">
      <style:paragraph-properties fo:margin-top="0.2083in" fo:margin-bottom="0.0417in" loext:contextual-spacing="false" fo:line-height="100%" style:page-number="1" fo:keep-with-next="always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 style:list-style-name="WWNum1">
      <style:paragraph-properties fo:margin-left="0.3929in" fo:margin-right="0in" fo:margin-top="0.2083in" fo:margin-bottom="0.0417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7" style:family="paragraph" style:parent-style-name="Standard" style:list-style-name="WWNum1">
      <style:paragraph-properties fo:margin-left="0.3929in" fo:margin-right="0in" fo:margin-top="0.0835in" fo:margin-bottom="0.0417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8" style:family="paragraph" style:parent-style-name="Standard" style:list-style-name="WWNum1">
      <style:paragraph-properties fo:margin-left="0.3929in" fo:margin-right="0in" fo:margin-top="0.0835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9" style:family="paragraph" style:parent-style-name="Standard" style:list-style-name="WWNum1">
      <style:paragraph-properties fo:margin-left="0.3929in" fo:margin-right="0in" fo:margin-top="0.0417in" fo:margin-bottom="0.0417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2" style:family="text">
      <style:text-properties style:font-name="Arial" fo:font-size="8pt" style:font-name-asian="Arial1" style:font-size-asian="8pt" style:font-name-complex="Arial1" style:font-size-complex="8pt"/>
    </style:style>
    <style:style style:name="T3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  <style:style style:name="T5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style:text-underline-style="none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text-underline-style="none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Standard"><text:span text:style-name="T1">Nazwa i akronim projektu:</text:span></text:p>
            <text:p text:style-name="Standard"><text:span text:style-name="T2">GameTech: Godot Showcase<text:line-break/>GaTe: GS</text:span></text:p>
          </table:table-cell>
          <table:covered-table-cell/>
          <table:covered-table-cell/>
          <table:table-cell table:style-name="Table1.A1" office:value-type="string">
            <text:p text:style-name="Standard"><text:span text:style-name="T1">Zleceniodawca:</text:span></text:p>
            <text:p text:style-name="Standard"><text:span text:style-name="T2">Projekt własny</text:span></text:p>
          </table:table-cell>
          <table:table-cell table:style-name="Table1.A1" office:value-type="string">
            <text:p text:style-name="Standard"><text:span text:style-name="T1">Zleceniobiorca:</text:span></text:p>
            <text:p text:style-name="Standard"><text:span text:style-name="T2">PG, WFTiMS, zespół projektowy IO nr 1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1">Numer zlecenia: </text:span></text:p>
            <text:p text:style-name="Standard"><text:span text:style-name="T2">PG-WFTiMS-IO-2024-1</text:span></text:p>
          </table:table-cell>
          <table:covered-table-cell/>
          <table:covered-table-cell/>
          <table:table-cell table:style-name="Table1.A1" office:value-type="string">
            <text:p text:style-name="Standard"><text:span text:style-name="T1">Kierownik projektu:</text:span></text:p>
            <text:p text:style-name="Standard"><text:span text:style-name="T2">Aleksandra Zając</text:span></text:p>
          </table:table-cell>
          <table:table-cell table:style-name="Table1.A1" office:value-type="string">
            <text:p text:style-name="Standard"><text:span text:style-name="T1">Opiekun projektu:<text:line-break/></text:span><text:span text:style-name="T2">dr hab. inż Marta Łabuda</text:span></text:p>
          </table:table-cell>
        </table:table-row>
        <table:table-row table:style-name="Table1.3">
          <table:table-cell table:style-name="Table1.A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Standard"><text:span text:style-name="T5">Raport Wykonalności (RW) 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1">Nr wersji:</text:span><text:span text:style-name="T3"> </text:span><text:span text:style-name="T2">1.1</text:span></text:p>
          </table:table-cell>
          <table:covered-table-cell/>
        </table:table-row>
        <table:table-row table:style-name="Table1.5">
          <table:table-cell table:style-name="Table1.A1" table:number-rows-spanned="2" table:number-columns-spanned="3" office:value-type="string">
            <text:p text:style-name="Standard"><text:span text:style-name="T1">Odpowiedzialny za dokument:</text:span></text:p>
            <text:p text:style-name="Standard"><text:span text:style-name="T2">Aleksandra Zając<text:line-break/>Kacper Krawczyk</text:span></text:p>
            <text:p text:style-name="Standard"><text:span text:style-name="T2">Edyta Hoffmann</text:span></text:p>
            <text:p text:style-name="Standard"><text:span text:style-name="T2">Oskar Weber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1">Data pierwszego sporządzenia: </text:span><text:span text:style-name="T2">20.03.2024</text:span>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><text:span text:style-name="T1">Data ostatniej aktualizacji: </text:span><text:span text:style-name="T2"><text:s/>26.03.24</text:span></text:p>
          </table:table-cell>
          <table:covered-table-cell/>
        </table:table-row>
        <table:table-row table:style-name="Table1.7">
          <table:table-cell table:style-name="Table1.A3" table:number-columns-spanned="5" office:value-type="string">
            <text:p text:style-name="Standard"><text:span text:style-name="T1">Historia dokumentu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3"><text:span text:style-name="T1">Wersja</text:span></text:p>
          </table:table-cell>
          <table:table-cell table:style-name="Table1.A8" office:value-type="string">
            <text:p text:style-name="P3"><text:span text:style-name="T1">Opis modyfikacji</text:span></text:p>
          </table:table-cell>
          <table:table-cell table:style-name="Table1.A8" office:value-type="string">
            <text:p text:style-name="P3"><text:span text:style-name="T1">Rozdział / strona</text:span></text:p>
          </table:table-cell>
          <table:table-cell table:style-name="Table1.A8" office:value-type="string">
            <text:p text:style-name="P3"><text:span text:style-name="T1">Autor modyfikacji</text:span></text:p>
          </table:table-cell>
          <table:table-cell table:style-name="Table1.A8" office:value-type="string">
            <text:p text:style-name="P3"><text:span text:style-name="T1">Data</text:span></text:p>
          </table:table-cell>
        </table:table-row>
        <table:table-row table:style-name="Table1.9">
          <table:table-cell table:style-name="Table1.A8" office:value-type="string">
            <text:p text:style-name="P3"><text:span text:style-name="T2">1.0 </text:span></text:p>
          </table:table-cell>
          <table:table-cell table:style-name="Table1.A8" office:value-type="string">
            <text:p text:style-name="Standard"><text:span text:style-name="T2">Wersja wstępna</text:span></text:p>
          </table:table-cell>
          <table:table-cell table:style-name="Table1.A8" office:value-type="string">
            <text:p text:style-name="Standard"><text:span text:style-name="T2">ustęp 3, 4, 5</text:span></text:p>
          </table:table-cell>
          <table:table-cell table:style-name="Table1.A8" office:value-type="string">
            <text:p text:style-name="Standard"><text:span text:style-name="T2">Aleksandra Zając</text:span></text:p>
          </table:table-cell>
          <table:table-cell table:style-name="Table1.A8" office:value-type="string">
            <text:p text:style-name="Standard"><text:span text:style-name="T2">20.03.24</text:span></text:p>
          </table:table-cell>
        </table:table-row>
        <table:table-row table:style-name="Table1.10">
          <table:table-cell table:style-name="Table1.A8" office:value-type="string">
            <text:p text:style-name="P3"><text:span text:style-name="T2">1.0 </text:span></text:p>
          </table:table-cell>
          <table:table-cell table:style-name="Table1.A8" office:value-type="string">
            <text:p text:style-name="Standard"><text:span text:style-name="T2">Kontynuacja części wstępnej</text:span></text:p>
          </table:table-cell>
          <table:table-cell table:style-name="Table1.A8" office:value-type="string">
            <text:p text:style-name="Standard"><text:span text:style-name="T2">ustęp 1, 2, 6, 7, 8</text:span></text:p>
          </table:table-cell>
          <table:table-cell table:style-name="Table1.A8" office:value-type="string">
            <text:p text:style-name="Standard"><text:span text:style-name="T2">Aleksandra Zając</text:span></text:p>
          </table:table-cell>
          <table:table-cell table:style-name="Table1.A8" office:value-type="string">
            <text:p text:style-name="Standard"><text:span text:style-name="T2">24.03.24</text:span></text:p>
          </table:table-cell>
        </table:table-row>
        <table:table-row table:style-name="Table1.11">
          <table:table-cell table:style-name="Table1.A8" office:value-type="string">
            <text:p text:style-name="P3"><text:span text:style-name="T2">1.1</text:span></text:p>
          </table:table-cell>
          <table:table-cell table:style-name="Table1.A8" office:value-type="string">
            <text:p text:style-name="Standard"><text:span text:style-name="T2">Poprawki merytoryczne i redakcyjne</text:span></text:p>
          </table:table-cell>
          <table:table-cell table:style-name="Table1.A8" office:value-type="string">
            <text:p text:style-name="Standard"><text:span text:style-name="T2">całość</text:span></text:p>
          </table:table-cell>
          <table:table-cell table:style-name="Table1.A8" office:value-type="string">
            <text:p text:style-name="P4"><text:span text:style-name="T2">Edyta Hoffmann <text:line-break/>Aleksandra Zając</text:span></text:p>
          </table:table-cell>
          <table:table-cell table:style-name="Table1.A8" office:value-type="string">
            <text:p text:style-name="Standard"><text:span text:style-name="T2">26.03.24</text:span></text:p>
          </table:table-cell>
        </table:table-row>
      </table:table>
      <text:list xml:id="list1472322765" text:style-name="WWNum1">
        <text:list-item>
          <text:p text:style-name="P6"><text:span text:style-name="T6">Wprowadzenie – o dokumencie</text:span></text:p>
          <text:list>
            <text:list-item>
              <text:p text:style-name="P7"><text:span text:style-name="T8">Cel i zakres dokumentu<text:line-break/></text:span>Dokument ma na celu określenie typu i planowanej implementacji projektu gry komputerowej operującej na silniku Godot, zdefiniowanie szans powodzenia projektu zarówno w sferze implementacyjnej jak i dystrybucyjnej oraz wstępne określenie wymagań technicznych, budżetu i warunków specyfikujących potrzebę zatrudnienia podwykonawców.</text:p>
            </text:list-item>
            <text:list-item>
              <text:p text:style-name="P7"><text:span text:style-name="T8">Odbiorcy</text:span><text:line-break/>Członkowie zespołu projektowego, opiekun projektu - dr hab. inż. Marta Łabuda.</text:p>
            </text:list-item>
            <text:list-item>
              <text:p text:style-name="P8"><text:span text:style-name="T8">Terminologi</text:span><text:span text:style-name="T14">a</text:span><text:span text:style-name="T8"><text:line-break/></text:span><text:span text:style-name="T9">Indie game - </text:span><text:span text:style-name="T15">independent video game -</text:span> gra stworzona przez małe niezależne studio tudzież osoby prywatne<text:line-break/>Godot - silnik gry komputerowej, dostępny na licencji MIT<text:line-break/>Programy open source - darmowe rozwijane przez użytkowników oprogramowania, działające na licencjach Apache, MIT, GNU General Public License, BSD, etc.<text:line-break/>GDscript - język stworzony z myślą o platformie Godot</text:p>
            </text:list-item>
          </text:list>
        </text:list-item>
        <text:list-item>
          <text:p text:style-name="P9"><text:span text:style-name="T6">Wstępny opis systemu</text:span></text:p>
          <text:list>
            <text:list-item>
              <text:p text:style-name="P7"><text:span text:style-name="T8">Opis stanu obecnego<text:line-break/></text:span>Zlecany projekt ma za zadanie wprowadzenie na rynek autorskiej gry komputerowej typu indie game, mającej na celu zapewnienie rozrywki użytkownikowi - graczowi. Gra przeznaczona będzie na komercyjny system Windows firmy Microsoft.</text:p>
            </text:list-item>
            <text:list-item>
              <text:p text:style-name="P7"><text:span text:style-name="T8">Proponowany system</text:span><text:line-break/>Celem projektu jest opracowanie, dokumentacja i ostatecznie wydanie samodzielnej, działającej, fabularnej gry komputerowej typu single-player.<text:line-break/>Głównymi korzyściami płynącymi z projektu są: nabycie podstawowych kompetencji w dziedzinach dokumentacji, projektowania, przygotowywania zasobów i ostatecznie implementacji gier komputerowych z użyciem języka C++. <text:s/>Wstępnie nie jest przewidziane czerpanie korzyści komercyjnych poprzez płatną dystrybucję produktu.<text:line-break/>Wymagania edukacyjne zakładają naukę programów open source, w tym przede wszystkim ich użytkowania oraz sprawnego korzystania z dokumentacji. Przewidywane oprogramowania, z których korzystać będzie zespół projektowy to:<text:line-break/>- Blender w wersji 3.6 - do produkcji zasobów 3D i animacji,<text:line-break/>- Krita/FireAlpaca - jako alternatywa komercyjnego programu Photoshop,<text:line-break/>- GIMP i/lub Paint.NET - jako narzędzie do obsługi plików w formacie .DDS i generacji minimap,<text:line-break/>- Mixamo - jako wsparcie w procesie animacji,<text:line-break/>- Godot - jako silnik gry.</text:p>
            </text:list-item>
            <text:list-item>
              <text:p text:style-name="P8"><text:span text:style-name="T8">Możliwe alternatywy<text:line-break/></text:span><text:span text:style-name="T9">Odpowiednia platforma dystrybucyjna zostanie wybrana pod koniec </text:span>procesu implementacji, po ocenieniu końcowej jakości produktu i jego szans na dotarcie do odpowiedniego grona odbiorców. Przewidziana jest możliwość użycia języka GDscript w zamiennictwie języka C++. Z uwagi na założenie dotyczące darmowości oprogramowania wykorzystanego w procesie implementacji nie jest przewidziane używanie programów wymagających wykupienia licencji. W przypadku wystąpienia sytuacji wspomnianych w punkcie 7.1 możliwe jest zatrudnienie podwykonawców specjalizujących się w tworzeniu zasobów 3D, 2D i audio.</text:p>
            </text:list-item>
          </text:list>
        </text:list-item>
        <text:list-item>
          <text:p text:style-name="P9"><text:soft-page-break/><text:span text:style-name="T6">Analiza popytu i konkurencji</text:span></text:p>
          <text:list>
            <text:list-item>
              <text:p text:style-name="P7"><text:span text:style-name="T8">Odbiorcy projektu<text:line-break/></text:span><text:span text:style-name="T9">Odb</text:span>iorcami rezultatów projektu będą osoby prywatne posiadające konto na wybranej platformie hostującej <text:line-break/>i udostępniającej gry komputerowe przeznaczone do pobrania przez użytkowników na urządzenia osobiste.</text:p>
            </text:list-item>
            <text:list-item>
              <text:p text:style-name="P7"><text:span text:style-name="T8">Popyt <text:line-break/></text:span>Według danych podanych przez popularną platformę Steam w 2023 roku roczna ilość wydanych gier przekroczyła 14,5 tysiąca projektów, co w przybliżeniu przelicza się na 40 publikacji dziennie. Według portalu Grand View Research przewidywany światowy wzrost popytu na gry online i offline charakteryzuje się wzrostem 13,4% w skali roku.</text:p>
            </text:list-item>
            <text:list-item>
              <text:p text:style-name="P8"><text:span text:style-name="T8">Konkurencja<text:line-break/></text:span>Znakomitą większością zainteresowania cieszą się gry dużych studio i korporacji, odpowiadając, za statystykami podanymi przez platformę Steam w 2023 roku, za około 60% rocznych pobrań. Pomimo zwiększonej wśród użytkowników popularności gier indie, które stanowią 96% gier publikowanych na platformie, gry tego typu cechują się znacząco mniejszym zainteresowaniem niż projekty dużych firm mogących liczyć na doświadczone zespoły programistów, zespołów odpowiedzialnych za produkcję zasobów wirtualnych i specjalistów od marketingu.</text:p>
            </text:list-item>
          </text:list>
        </text:list-item>
        <text:list-item>
          <text:p text:style-name="P9"><text:span text:style-name="T6">Makrootoczenie projektu</text:span></text:p>
          <text:list>
            <text:list-item>
              <text:p text:style-name="P7"><text:span text:style-name="T8">Otoczenie prawne<text:line-break/></text:span><text:span text:style-name="T9">Technologie wykorzystywane do implementacji projektu </text:span>są dostępne pod licencją MIT i modelem Adobe Stock zezwalającym na używanie zasobów w celach komercyjnych pod warunkiem pełnego zintegrowania ich w projekcie.<text:line-break/>Członkowie zespołu projektowego zachowają prawa autorskie do stworzonego produktu całościowego.</text:p>
            </text:list-item>
            <text:list-item>
              <text:p text:style-name="P7"><text:span text:style-name="T8">Otoczenie ekonomiczne<text:line-break/></text:span>W przypadku opublikowania gry w wersji darmowej na platformie zagranicznej obowiązywać będzie prawo zadeklarowane przez podmiot odpowiedzialny za platformę. W przypadku podjęcia decyzji o komercjalizacji produktu będzie on należał do Polskiej Klasyfikacji Wyrobów i Usług (PKWiU) pod symbolem PKWiU 58.21.30.0 i na podstawie wspomnianej klasyfikacji będzie podlegał opodatkowaniu ryczałtem od przychodów ewidencjonowanych przy zastosowaniu stawki 8,5%, na mocy art. 12 ust. 1 pkt 5 lit. a ustawy o podatku dochodowym przychodów osiąganych przez osoby fizyczne.<text:line-break/>Wg interpretacji ITPB1/4511-498/16/MR gra opublikowana przez zespół projektowy nie będzie kwalifikować się jako dochód ze sprzedaży z działalności gospodarczej w rozumieniu ustawy o PIT, a wszelkie rozliczenia będą wynikiem transakcji zawartej między autorami gry a użytkownikami, nie natomiast z faktu samego opublikowania gry. </text:p>
            </text:list-item>
            <text:list-item>
              <text:p text:style-name="P8"><text:span text:style-name="T8">Otoczenie społeczne<text:line-break/></text:span>Projekt w założeniu przeznaczony jest na wolny rynek w charakterze gry <text:span text:style-name="T15">free to play</text:span> dostępnej na wybranej platformie zagranicznej, po uiszczeniu przez autorów opłaty za możliwość udostępnienia treści na tejże platformie. Po publikacji gra będzie podlegać szczegółowym zasadom zdefiniowanym przez właścicieli platformy. </text:p>
            </text:list-item>
          </text:list>
        </text:list-item>
        <text:list-item>
          <text:p text:style-name="P9"><text:span text:style-name="T6">Analiza możliwości i szans projektu (SWOT)</text:span></text:p>
          <text:list>
            <text:list-item>
              <text:p text:style-name="P7"><text:span text:style-name="T8">Szanse</text:span><text:span text:style-name="T14"><text:line-break/></text:span>Pozytywnym czynnikiem wpływającym na szanse ukończenia projektu jest darmowość i ogólnodostępność technologii, które będą wykorzystane do części implementacyjnej. Dzięki działaniu na licencji X11, programy których używać będą członkowie projektu cieszą się dużą popularnością (oficjalna strona dystrybucji programu blender w roku 2022 została odwiedzona 23 miliona raza) wśród zarówno amatorów jak i specjalistów w odpowiadającej im dziedzinie, co z kolei przekłada się na silne poczucie społeczności, a co za tym idzie, możliwość otrzymania wsparcia z wielu źródeł w sytuacji wystąpienia problemów technicznych lub pytań. Z uwagi na status studenta jaki posiadają członkowie zespołu, przysługuje im dostęp do zasobów akademickich uczelni.</text:p>
            </text:list-item>
            <text:list-item>
              <text:p text:style-name="P7"><text:span text:style-name="T8">Zagrożenia <text:line-break/></text:span>Z uwagi na wysoką konkurencyjność na<text:span text:style-name="T9"> rynku gier k</text:span>omputerowych istnieje wysokie prawdopodobieństwo, że w przypadku wydania produktu nie dotrze on do szerszego grona odbiorców, co wpłynie negatywnie na szanse otrzymania przez zespół projektowy feedbacku pozwalającego na ulepszanie i kontynuację projektu.<text:line-break/>Równolegle prowadzone indywidualne projekty inżynierskie będą ograniczać dostępność zasobów ludzkich i znacząco wpłyną na ilość czasu, która pozwoli na dokładną implementację. Fakt korzystania przez członków zespołu z prywatnego sprzętu skutkuje ryzykiem nagłych awarii z brakiem dostępu do natychmiastowego serwisowania bądź wymiany urządzeń. W takiej sytuacji wymagane będzie wprowadzenie poprawek do rozpisanego harmonogramu.</text:p>
            </text:list-item>
            <text:list-item>
              <text:p text:style-name="P7"><text:span text:style-name="T8">Atuty <text:line-break/></text:span><text:span text:style-name="T10">Członkowie zespołu z racji statusu studenta nie muszą polegać na sukcesie projektu w zakresie komercyjnym, </text:span>co umożliwi darmową dystrybucję produktu. Znajomość języka C++, którego nauka była obowiązkowym elementem programu studiów, pozwoli na usprawnienie etapu implementacji.</text:p>
            </text:list-item>
            <text:list-item>
              <text:p text:style-name="P8"><text:span text:style-name="T8">Słabości <text:line-break/></text:span><text:span text:style-name="T9">Niewielkie doświadczenie członków zespołu </text:span>w zakresie regularnej pracy nad projektem grupowym oraz relatywny brak znajomości technologii, których wykorzystanie jest przewidziane w ramach pracy nad produktem wpłynie znacząco na prędkość i płynność pracy. </text:p>
            </text:list-item>
          </text:list>
        </text:list-item>
        <text:list-item>
          <text:p text:style-name="P9"><text:span text:style-name="T6">Analiza wykonalności systemu</text:span></text:p>
          <text:list>
            <text:list-item>
              <text:p text:style-name="P7"><text:span text:style-name="T8">Wykonalność pod względem technicznym</text:span><text:span text:style-name="T14"><text:line-break/></text:span>Głównym założeniem projektu jest jego dostępność dla użytkowników systemu Windows w wersji 10 wzwyż. Potencjalne dostosowanie gry do wymagań systemów Unixowych jest przewidziane w ramach dalszej, samodzielnej pracy nad rozwojem projektu już po jego wydaniu.<text:line-break/>Przewidziane jest dostosowanie gry do indywidualnych potrzeb użytkowników, w szczególności:<text:line-break/>- opcja zmiany rozmiaru napisów,<text:line-break/>- możliwość wybrania palety kolorów dla daltonistów, <text:line-break/>- opcja zmiany kontrastu i jasności otoczenia, <text:line-break/>- mapowanie przycisków.</text:p>
            </text:list-item>
            <text:list-item>
              <text:p text:style-name="P7"><text:span text:style-name="T8">Wykonalność pod względem organizacyjnym<text:line-break/></text:span><text:span text:style-name="T9">Z uwagi na wykorzystanie darmowych oprogramowań</text:span> w ramach procesu implementacji nie są przewidziane dodatkowe koszta. Opublikowanie gry na platformie dystrybucyjnej potencjalnie wymagać będzie zebrania przez zespół projektowy kwoty rzędu 100 dolarów. Dodatkowe koszta potencjalnie związane będą z zatrudnieniem podwykonawców. <text:line-break/>Z uwagi na sztywne ograniczenia czasowe głównym założeniem jest wydanie działającej gry operującej na platformie Windows możliwy dalszy rozwój gry nie jest przewidziany w ramach zleconego projektu.</text:p>
            </text:list-item>
            <text:list-item>
              <text:p text:style-name="P8"><text:span text:style-name="T8">Wykonalność pod względem prawnym<text:line-break/></text:span><text:span text:style-name="T9">Nie są wymagane dodatkowe pozwolenia</text:span>; <text:span text:style-name="T9">w ramac</text:span>h <text:span text:style-name="T9">dalszego rozwoju projektu możliwe jest zebranie funduszy i</text:span> <text:span text:style-name="T9">wystąpienie o </text:span>przyznanie grze kategorii zgodnej z oficjalną klasyfikacją PEGI. <text:line-break/>W przypadku udostępnienia gry na platformie dystrybucyjnej uwzględnione zostaną wszelkie ograniczenia zdefiniowane przez warunki korzystania ze wspomnianej platformy.</text:p>
            </text:list-item>
          </text:list>
        </text:list-item>
        <text:list-item>
          <text:p text:style-name="P9"><text:span text:style-name="T6">Analiza kosztów i zysków</text:span></text:p>
          <text:list>
            <text:list-item>
              <text:p text:style-name="P7"><text:span text:style-name="T8">Koszty<text:line-break/></text:span>Przewidziany koszt wdrożenia projektu nie powinien przekroczyć 500 dolarów. Podana suma zawiera w sobie koszty wydania gry na platformie wymagającej uiszczenia opłat oraz koszt zatrudnienia podwykonawców w przypadku wystąpienia nagłych zmian w harmonogramie pracy.</text:p>
            </text:list-item>
            <text:list-item>
              <text:p text:style-name="P8"><text:span text:style-name="T8">Zyski<text:line-break/></text:span>Wydanie gry w założeniu nie ma przynieść korzyści komercyjnych.</text:p>
            </text:list-item>
          </text:list>
        </text:list-item>
        <text:list-item>
          <text:p text:style-name="P9"><text:span text:style-name="T11">P</text:span><text:span text:style-name="T6">odsumowanie</text:span><text:span text:style-name="T7"><text:line-break/></text:span>Etapy sporządzania dokumentacji i implementacji projektu są <text:span text:style-name="T12">przewidzian</text:span>e<text:span text:style-name="T12"> na bie</text:span>żący rok. Szansa na zdanie gotowego produktu spełniającego wymagania, tj. operowalność na systemie Windows, brak błędów uniemożliwiających lub znacząco utrudniających ukończenie gry, podstawowe ułatwienia dostępności, jest satysfakcjonują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l" fo:country="PL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l" fo:country="PL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ny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language="pl" fo:country="PL" style:text-blinking="false" style:language-asian="pl" style:country-asian="PL" style:language-complex="ar" style:country-complex="SA" style:text-emphasize="none" style:text-scale="100%" fo:hyphenate="false" fo:hyphenation-remain-char-count="2" fo:hyphenation-push-char-count="2"/>
    </style:style>
    <style:style style:name="Nagłówek_20_1" style:display-name="Nagłówek 1" style:family="paragraph" style:parent-style-name="Normalny" style:default-outline-level="1" style:list-style-name="">
      <style:paragraph-properties fo:margin-top="0.2083in" fo:margin-bottom="0.0417in" loext:contextual-spacing="false" style:line-height-at-least="0.0008in" fo:hyphenation-ladder-count="no-limit" fo:keep-with-next="always" style:vertical-align="top"/>
      <style:text-properties style:text-position="0% 100%" fo:font-size="12pt" fo:language="pl" fo:country="PL" fo:font-weight="bold" style:text-blinking="false" style:font-size-asian="12pt" style:language-asian="pl" style:country-asian="PL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Nagłówek_20_2" style:display-name="Nagłówek 2" style:family="paragraph" style:parent-style-name="Normalny" style:default-outline-level="2" style:list-style-name="">
      <style:paragraph-properties fo:margin-top="0.0835in" fo:margin-bottom="0.0417in" loext:contextual-spacing="false" style:line-height-at-least="0.0008in" fo:hyphenation-ladder-count="no-limit" fo:keep-with-next="always" style:vertical-align="top"/>
      <style:text-properties style:text-position="0% 100%" fo:language="pl" fo:country="PL" fo:font-weight="bold" style:text-blinking="false" style:language-asian="pl" style:country-asian="PL" style:font-weight-asian="bold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Nagłówek_20_3" style:display-name="Nagłówek 3" style:family="paragraph" style:parent-style-name="Normalny" style:next-style-name="Normalny" style:default-outline-level="3" style:list-style-name="">
      <style:paragraph-properties style:line-height-at-least="0.0008in" fo:hyphenation-ladder-count="no-limit" fo:keep-with-next="always" style:vertical-align="top"/>
      <style:text-properties style:text-position="0% 100%" fo:language="pl" fo:country="PL" fo:font-style="italic" fo:font-weight="bold" style:text-blinking="false" style:language-asian="pl" style:country-asian="PL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Nagłówek_20_4" style:display-name="Nagłówek 4" style:family="paragraph" style:parent-style-name="Normalny" style:next-style-name="Normalny" style:default-outline-level="4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fo:font-size="14pt" fo:language="pl" fo:country="PL" fo:font-weight="bold" style:text-blinking="false" style:font-size-asian="14pt" style:language-asian="pl" style:country-asian="PL" style:font-weight-asian="bold" style:font-size-complex="14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Nagłówek_20_5" style:display-name="Nagłówek 5" style:family="paragraph" style:parent-style-name="Normalny" style:next-style-name="Normalny" style:default-outline-level="5" style:list-style-name="">
      <style:paragraph-properties fo:margin-top="0.1665in" fo:margin-bottom="0.0417in" loext:contextual-spacing="false" style:line-height-at-least="0.0008in" fo:hyphenation-ladder-count="no-limit" style:vertical-align="top"/>
      <style:text-properties style:text-position="0% 100%" fo:font-size="13pt" fo:language="pl" fo:country="PL" fo:font-style="italic" fo:font-weight="bold" style:text-blinking="false" style:font-size-asian="13pt" style:language-asian="pl" style:country-asian="PL" style:font-style-asian="italic" style:font-weight-asian="bold" style:font-size-complex="13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Nagłówek_20_6" style:display-name="Nagłówek 6" style:family="paragraph" style:parent-style-name="Normalny" style:next-style-name="Normalny" style:default-outline-level="6" style:list-style-name="">
      <style:paragraph-properties fo:margin-top="0.1665in" fo:margin-bottom="0.0417in" loext:contextual-spacing="false" style:line-height-at-least="0.0008in" fo:hyphenation-ladder-count="no-limit" style:vertical-align="top"/>
      <style:text-properties style:text-position="0% 100%" fo:font-size="11pt" fo:language="pl" fo:country="PL" fo:font-weight="bold" style:text-blinking="false" style:font-size-asian="11pt" style:language-asian="pl" style:country-asian="PL" style:font-weight-asian="bold" style:font-size-complex="11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Nagłówek_20_7" style:display-name="Nagłówek 7" style:family="paragraph" style:parent-style-name="Normalny" style:next-style-name="Normalny" style:default-outline-level="7" style:list-style-name="">
      <style:paragraph-properties fo:margin-top="0.1665in" fo:margin-bottom="0.0417in" loext:contextual-spacing="false" style:line-height-at-least="0.0008in" fo:hyphenation-ladder-count="no-limit" style:vertical-align="top"/>
      <style:text-properties style:text-position="0% 100%" fo:font-size="12pt" fo:language="pl" fo:country="PL" style:text-blinking="false" style:font-size-asian="12pt" style:language-asian="pl" style:country-asian="PL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Nagłówek_20_8" style:display-name="Nagłówek 8" style:family="paragraph" style:parent-style-name="Normalny" style:next-style-name="Normalny" style:default-outline-level="8" style:list-style-name="">
      <style:paragraph-properties fo:margin-top="0.1665in" fo:margin-bottom="0.0417in" loext:contextual-spacing="false" style:line-height-at-least="0.0008in" fo:hyphenation-ladder-count="no-limit" style:vertical-align="top"/>
      <style:text-properties style:text-position="0% 100%" fo:font-size="12pt" fo:language="pl" fo:country="PL" fo:font-style="italic" style:text-blinking="false" style:font-size-asian="12pt" style:language-asian="pl" style:country-asian="PL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Nagłówek_20_9" style:display-name="Nagłówek 9" style:family="paragraph" style:parent-style-name="Normalny" style:next-style-name="Normalny" style:default-outline-level="9" style:list-style-name="">
      <style:paragraph-properties fo:margin-top="0.1665in" fo:margin-bottom="0.0417in" loext:contextual-spacing="false" style:line-height-at-least="0.0008in" fo:hyphenation-ladder-count="no-limit" style:vertical-align="top"/>
      <style:text-properties style:text-position="0% 100%" style:font-name="Arial" fo:font-family="Arial" style:font-family-generic="roman" style:font-pitch="variable" fo:font-size="11pt" fo:language="pl" fo:country="PL" style:text-blinking="false" style:font-size-asian="11pt" style:language-asian="pl" style:country-asian="PL" style:font-name-complex="Arial1" style:font-family-complex="Arial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Nagłówek" style:family="paragraph" style:parent-style-name="Normalny" style:default-outline-level="1" style:list-style-name="">
      <style:paragraph-properties style:line-height-at-least="0.0008in" fo:hyphenation-ladder-count="no-limit" style:vertical-align="top">
        <style:tab-stops>
          <style:tab-stop style:position="3.15in" style:type="center"/>
          <style:tab-stop style:position="6.3in" style:type="right"/>
        </style:tab-stops>
      </style:paragraph-properties>
      <style:text-properties style:text-position="0% 100%" style:font-name="Arial" fo:font-family="Arial" style:font-family-generic="roman" style:font-pitch="variable" fo:font-size="8pt" fo:language="pl" fo:country="PL" style:text-blinking="false" style:font-size-asian="8pt" style:language-asian="pl" style:country-asian="PL" style:font-name-complex="Arial1" style:font-family-complex="Arial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Stopka" style:family="paragraph" style:parent-style-name="Normalny" style:default-outline-level="1" style:list-style-name="">
      <style:paragraph-properties style:line-height-at-least="0.0008in" fo:hyphenation-ladder-count="no-limit" style:vertical-align="top">
        <style:tab-stops>
          <style:tab-stop style:position="3.15in" style:type="center"/>
          <style:tab-stop style:position="6.3in" style:type="right"/>
        </style:tab-stops>
      </style:paragraph-properties>
      <style:text-properties style:text-position="0% 100%" fo:language="pl" fo:country="PL" style:text-blinking="false" style:language-asian="pl" style:country-asian="PL" style:language-complex="ar" style:country-complex="SA" style:text-emphasize="none" style:text-scale="100%" fo:hyphenate="false" fo:hyphenation-remain-char-count="2" fo:hyphenation-push-char-count="2"/>
    </style:style>
    <style:style style:name="Tekst_20_podstawowy_20_2" style:display-name="Tekst podstawowy 2" style:family="paragraph" style:parent-style-name="Normalny" style:default-outline-level="1" style:list-style-name="">
      <style:paragraph-properties style:line-height-at-least="0.0008in" fo:hyphenation-ladder-count="no-limit" style:vertical-align="top"/>
      <style:text-properties style:text-position="0% 100%" style:font-name="Arial" fo:font-family="Arial" style:font-family-generic="roman" style:font-pitch="variable" fo:font-size="11pt" fo:language="pl" fo:country="PL" fo:font-weight="bold" style:text-blinking="false" style:font-size-asian="11pt" style:language-asian="pl" style:country-asian="PL" style:font-weight-asian="bold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kst_20_podstawowy" style:display-name="Tekst podstawowy" style:family="paragraph" style:parent-style-name="Normalny" style:default-outline-level="1" style:list-style-name="">
      <style:paragraph-properties fo:margin-top="0.0417in" fo:margin-bottom="0.0417in" loext:contextual-spacing="false" style:line-height-at-least="0.0008in" fo:hyphenation-ladder-count="no-limit" style:vertical-align="top"/>
      <style:text-properties style:text-position="0% 100%" fo:language="pl" fo:country="PL" style:text-blinking="false" style:language-asian="pl" style:country-asian="PL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Podtytuł" style:family="paragraph" style:parent-style-name="Normalny" style:default-outline-level="2" style:list-style-name="">
      <style:paragraph-properties fo:margin-top="0in" fo:margin-bottom="0.0417in" loext:contextual-spacing="false" style:line-height-at-least="0.0008in" fo:text-align="center" style:justify-single-word="false" fo:hyphenation-ladder-count="no-limit" style:vertical-align="top"/>
      <style:text-properties style:text-position="0% 100%" style:font-name="Arial" fo:font-family="Arial" style:font-family-generic="roman" style:font-pitch="variable" fo:font-size="12pt" fo:language="pl" fo:country="PL" style:text-blinking="false" style:font-size-asian="12pt" style:language-asian="pl" style:country-asian="PL" style:font-name-complex="Arial1" style:font-family-complex="Arial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ekst_20_podstawowy_20_wcięty_20_2" style:display-name="Tekst podstawowy wcięty 2" style:family="paragraph" style:parent-style-name="Normalny" style:default-outline-level="1" style:list-style-name="">
      <style:paragraph-properties fo:margin-left="0.25in" fo:margin-right="0in" style:line-height-at-least="0.0008in" fo:hyphenation-ladder-count="no-limit" fo:text-indent="0in" style:auto-text-indent="false" style:vertical-align="top"/>
      <style:text-properties style:text-position="0% 100%" fo:font-size="12pt" fo:language="pl" fo:country="PL" fo:font-style="italic" style:text-blinking="false" style:font-size-asian="12pt" style:language-asian="pl" style:country-asian="PL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wpis_5f_w_5f_tabeli" style:display-name="wpis_w_tabeli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Arial" fo:font-family="Arial" style:font-family-generic="roman" style:font-pitch="variable" fo:font-size="8pt" fo:language="pl" fo:country="PL" fo:font-weight="bold" style:text-blinking="false" style:font-size-asian="8pt" style:language-asian="pl" style:country-asian="PL" style:font-weight-asian="bold" style:font-name-complex="Arial1" style:font-family-complex="Arial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wpis_5f_w_5f_tabeli_5f_centr" style:display-name="wpis_w_tabeli_centr" style:family="paragraph" style:parent-style-name="wpis_5f_w_5f_tabeli" style:default-outline-level="1" style:list-style-name="">
      <style:paragraph-properties style:line-height-at-least="0.0008in" fo:text-align="center" style:justify-single-word="false" fo:hyphenation-ladder-count="no-limit" style:vertical-align="top"/>
      <style:text-properties style:text-position="0% 100%" style:font-name="Arial" fo:font-family="Arial" style:font-family-generic="roman" style:font-pitch="variable" fo:font-size="8pt" fo:language="und" fo:country="none" fo:font-weight="bold" style:text-blinking="false" style:font-size-asian="8pt" style:language-asian="pl" style:country-asian="PL" style:font-weight-asian="bold" style:font-name-complex="Arial1" style:font-family-complex="Arial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tekst_5f_w_5f_tabeli" style:display-name="tekst_w_tabeli" style:family="paragraph" style:parent-style-name="Normalny" style:default-outline-level="1" style:list-style-name="">
      <style:paragraph-properties style:line-height-at-least="0.0008in" fo:hyphenation-ladder-count="no-limit" style:vertical-align="top"/>
      <style:text-properties style:text-position="0% 100%" style:font-name="Arial" fo:font-family="Arial" style:font-family-generic="roman" style:font-pitch="variable" fo:font-size="9pt" fo:language="pl" fo:country="PL" fo:font-weight="bold" style:text-blinking="false" style:font-size-asian="9pt" style:language-asian="pl" style:country-asian="PL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kst_5f_w_5f_tabeli_5f_centr" style:display-name="tekst_w_tabeli_centr" style:family="paragraph" style:parent-style-name="tekst_5f_w_5f_tabeli" style:default-outline-level="1" style:list-style-name="">
      <style:paragraph-properties style:line-height-at-least="0.0008in" fo:text-align="center" style:justify-single-word="false" fo:hyphenation-ladder-count="no-limit" style:vertical-align="top"/>
      <style:text-properties style:text-position="0% 100%" style:font-name="Arial" fo:font-family="Arial" style:font-family-generic="roman" style:font-pitch="variable" fo:font-size="9pt" fo:language="und" fo:country="none" fo:font-weight="bold" style:text-blinking="false" style:font-size-asian="9pt" style:language-asian="pl" style:country-asian="PL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kst_5f_w_5f_tabeli_5f_TNR" style:display-name="tekst_w_tabeli_TNR" style:family="paragraph" style:parent-style-name="tekst_5f_w_5f_tabeli" style:default-outline-level="1" style:list-style-name="">
      <style:paragraph-properties style:line-height-at-least="0.0008in" fo:hyphenation-ladder-count="no-limit" style:vertical-align="top"/>
      <style:text-properties style:text-position="0% 100%" style:font-name="Times New Roman" fo:font-family="'Times New Roman'" style:font-family-generic="roman" style:font-pitch="variable" fo:font-size="9pt" fo:language="pl" fo:country="PL" fo:font-weight="bold" style:text-blinking="false" style:font-size-asian="9pt" style:language-asian="pl" style:country-asian="PL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kst_20_podstawowy_20_kursywa" style:display-name="Tekst podstawowy kursywa" style:family="paragraph" style:parent-style-name="Tekst_20_podstawowy" style:default-outline-level="1" style:list-style-name="">
      <style:paragraph-properties fo:margin-top="0.1665in" fo:margin-bottom="0.0835in" loext:contextual-spacing="false" style:line-height-at-least="0.0008in" fo:hyphenation-ladder-count="no-limit" style:vertical-align="top"/>
      <style:text-properties style:text-position="0% 100%" fo:language="pl" fo:country="PL" fo:font-style="italic" fo:font-weight="bold" style:text-blinking="false" style:language-asian="pl" style:country-asian="PL" style:font-style-asian="italic" style:font-weight-asian="bold" style:language-complex="ar" style:country-complex="SA" style:font-style-complex="italic" style:font-weight-complex="normal" style:text-emphasize="none" style:text-scale="100%" fo:hyphenate="false" fo:hyphenation-remain-char-count="2" fo:hyphenation-push-char-count="2"/>
    </style:style>
    <style:style style:name="komentarz" style:family="paragraph" style:parent-style-name="tekst_5f_w_5f_tabeli" style:default-outline-level="1" style:list-style-name="">
      <style:paragraph-properties style:line-height-at-least="0.0008in" fo:hyphenation-ladder-count="no-limit" style:vertical-align="top"/>
      <style:text-properties style:text-position="0% 100%" style:font-name="Arial" fo:font-family="Arial" style:font-family-generic="roman" style:font-pitch="variable" fo:font-size="8pt" fo:language="pl" fo:country="PL" fo:font-style="italic" fo:font-weight="normal" style:text-blinking="false" style:font-size-asian="8pt" style:language-asian="pl" style:country-asian="PL" style:font-style-asian="italic" style:font-weight-asian="normal" style:font-size-complex="9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komentarz_20_Znak" style:display-name="komentarz Znak" style:family="paragraph" style:parent-style-name="tekst_5f_w_5f_tabeli" style:default-outline-level="1" style:list-style-name="">
      <style:paragraph-properties style:line-height-at-least="0.0008in" fo:hyphenation-ladder-count="no-limit" style:vertical-align="top"/>
      <style:text-properties style:text-position="0% 100%" style:font-name="Arial" fo:font-family="Arial" style:font-family-generic="roman" style:font-pitch="variable" fo:font-size="8pt" fo:language="pl" fo:country="PL" fo:font-style="italic" fo:font-weight="normal" style:text-blinking="false" style:font-size-asian="8pt" style:language-asian="pl" style:country-asian="PL" style:font-style-asian="italic" style:font-weight-asian="normal" style:font-size-complex="9.5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omyślna_20_czcionka_20_akapitu" style:display-name="Domyślna czcionka akapitu" style:family="text">
      <style:text-properties style:text-position="0% 100%" style:text-blinking="false" style:text-emphasize="none" style:text-scale="100%"/>
    </style:style>
    <style:style style:name="Numer_20_strony" style:display-name="Numer strony" style:family="text" style:parent-style-name="Domyślna_20_czcionka_20_akapitu">
      <style:text-properties style:text-position="0% 100%" style:text-blinking="false" style:text-emphasize="none" style:text-scale="100%"/>
    </style:style>
    <style:style style:name="komentarz_20_Znak_20_Znak" style:display-name="komentarz Znak Znak" style:family="text">
      <style:text-properties style:text-position="0% 100%" style:font-name="Arial" fo:font-family="Arial" style:font-family-generic="roman" style:font-pitch="variable" fo:font-size="8pt" fo:language="pl" fo:country="PL" fo:font-style="italic" style:text-blinking="false" style:font-size-asian="8pt" style:language-asian="pl" style:country-asian="PL" style:font-style-asian="italic" style:font-size-complex="9.5pt" style:language-complex="ar" style:country-complex="SA" style:font-weight-complex="bold" style:text-emphasize="none" style:text-scale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 fo:font-weight="bold" style:font-size-asian="11pt" style:font-size-complex="11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" style:display-name="Bez listy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5909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port Wykonalności</text:span></text:p>
      </style:header>
      <style:footer>
        <text:p text:style-name="MP2"><text:span text:style-name="MT1">RW.doc<text:tab/><text:tab/><text:tab/><text:tab/><text:tab/></text:span><text:page-number text:select-page="current">2</text:page-number><text:span text:style-name="MT1"> / </text:span><text:page-count>2</text:page-count><text:span text:style-name="MT1"><text:tab/><text:tab/><text:tab/><text:tab/>Data ostatniego wydruku: 2023-03-11 23:00: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15:49:00</meta:creation-date>
    <meta:initial-creator>Marta Łabuda</meta:initial-creator>
    <meta:document-statistic meta:table-count="1" meta:image-count="0" meta:object-count="0" meta:page-count="2" meta:paragraph-count="71" meta:word-count="1396" meta:character-count="10674" meta:non-whitespace-character-count="9351"/>
    <meta:generator>LibreOfficeDev/6.0.5.2$Linux_X86_64 LibreOffice_project/</meta:generator>
  </office:meta>
</office:document-meta>
</file>